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setBlah( SecondMsg . Builder builderFo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lear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parse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aybeForceBuilder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Builder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g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mergeFrom( Msg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setBlah( SecondMs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ild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Coded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byte [ ]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Fo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ByteString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writeTo( com . google . protobuf . Coded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buildParti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sg.getBlahO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boolean no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com . google . protobuf . GeneratedMessage . 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g.parsePartial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parseFrom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parseDelimited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Pars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Foo( java . lang .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er.getDescrip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Field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mergeFrom( com . google . protobuf . CodedInputStream input , com . google . protobuf . ExtensionRegistryLite extens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Delimited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Or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mergeFrom( com . google . protobuf . Messag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sg.Msg( com . google . protobuf . CodedInputStream input , com . google . protobuf . ExtensionRegistryLite extensionRegist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ilder.mergeBlah( SecondMs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g.get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n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get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g.parseFrom( com . google . protobuf . Byte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( Msg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getSerialized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er.clear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sg.get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FooBytes( com . google . protobuf . Byte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